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98f238b"/>
<text:bookmark text:name="org98f238b"/>Course Information
<text:bookmark-end text:name="OrgXref.org98f238b"/></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Section 1 - Mondays from 12:30 to 14:00</text:p>
              </table:table-cell>
            </table:table-row>
            <table:table-row>
              <table:table-cell table:style-name="OrgTblCell">
                <text:p text:style-name="OrgTableContentsLeft"/>
              </table:table-cell>
              <table:table-cell table:style-name="OrgTblCell">
                <text:p text:style-name="OrgTableContentsLeft">Section 2 - Mondays from 14:15 to 15:45</text:p>
              </table:table-cell>
            </table:table-row>
            <table:table-row>
              <table:table-cell table:style-name="OrgTblCell">
                <text:p text:style-name="OrgTableContentsLeft"/>
              </table:table-cell>
              <table:table-cell table:style-name="OrgTblCell">
                <text:p text:style-name="OrgTableContentsLeft">Section 1 - Wednesdays from 12:30 to 14:00</text:p>
              </table:table-cell>
            </table:table-row>
            <table:table-row>
              <table:table-cell table:style-name="OrgTblCellB">
                <text:p text:style-name="OrgTableContentsLeft"/>
              </table:table-cell>
              <table:table-cell table:style-name="OrgTblCellB">
                <text:p text:style-name="OrgTableContentsLeft">Section 2 - Wednesdays from 14:15 to 15: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2c1550a"/>
<text:bookmark text:name="org2c1550a"/>Instructor Information
<text:bookmark-end text:name="OrgXref.org2c1550a"/></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ec8f64e"/>
<text:bookmark text:name="orgec8f64e"/>Course Description
<text:bookmark-end text:name="OrgXref.orgec8f64e"/></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b50f068"/>
<text:bookmark text:name="orgb50f068"/>Learning Outcomes
<text:bookmark-end text:name="OrgXref.orgb50f068"/></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e212ebb"/>
<text:bookmark text:name="orge212ebb"/>Program Goals
<text:bookmark-end text:name="OrgXref.orge212ebb"/></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ddc2de9"/>
<text:bookmark text:name="orgddc2de9"/>Materials and Access
<text:bookmark-end text:name="OrgXref.orgddc2de9"/></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6e33914"/>
<text:bookmark text:name="org6e33914"/>Slides
<text:bookmark-end text:name="OrgXref.org6e33914"/></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b49599a"/>
<text:bookmark text:name="orgb49599a"/>Required Software
<text:bookmark-end text:name="OrgXref.orgb49599a"/></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4be9af9"/>
<text:bookmark text:name="org4be9af9"/>Grading Procedures
<text:bookmark-end text:name="OrgXref.org4be9af9"/></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b7b1396"/>
<text:bookmark text:name="orgb7b1396"/>Grading Scale
<text:bookmark-end text:name="OrgXref.orgb7b1396"/></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cf26dc5"/>
<text:bookmark text:name="orgcf26dc5"/>Attendance policy
<text:bookmark-end text:name="OrgXref.orgcf26dc5"/></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6281057"/>
<text:bookmark text:name="org6281057"/>Course Policies and Expectations
<text:bookmark-end text:name="OrgXref.org6281057"/></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9fa62ea"/>
<text:bookmark text:name="org9fa62ea"/>Classroom Conduct
<text:bookmark-end text:name="OrgXref.org9fa62ea"/></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011b97e"/>
<text:bookmark text:name="org011b97e"/>Office Hours
<text:bookmark-end text:name="OrgXref.org011b97e"/></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f90fd32"/>
<text:bookmark text:name="orgf90fd32"/>Makeup Exams and Extra Credit Policy
<text:bookmark-end text:name="OrgXref.orgf90fd32"/></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85f545c"/>
<text:bookmark text:name="org85f545c"/>Expectations of Student Time
<text:bookmark-end text:name="OrgXref.org85f545c"/></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54380f2"/>
<text:bookmark text:name="org54380f2"/>Late or Missed Submissions
<text:bookmark-end text:name="OrgXref.org54380f2"/></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c54eb3d"/>
<text:bookmark text:name="orgc54eb3d"/>Grade Disputes
<text:bookmark-end text:name="OrgXref.orgc54eb3d"/></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cc28d45"/>
<text:bookmark text:name="orgcc28d45"/>Moodle
<text:bookmark-end text:name="OrgXref.orgcc28d45"/></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8c66fec"/>
<text:bookmark text:name="org8c66fec"/>Academic Integrity
<text:bookmark-end text:name="OrgXref.org8c66fec"/></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5e038da"/>
<text:bookmark text:name="org5e038da"/>Revisions to the Syllabus
<text:bookmark-end text:name="OrgXref.org5e038da"/></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c19d008"/>
<text:bookmark text:name="orgc19d008"/>Course Schedule
<text:bookmark-end text:name="OrgXref.orgc19d008"/></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1th at 9 A.M.</text:span></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Polymorphism and Interfaces - Part 2</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25th at 9 A.M.</text:span></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